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auto-grow-height="false" fo:min-height="0.749cm" fo:min-width="0.499cm" fo:wrap-option="no-wrap"/>
    </style:style>
    <style:style style:name="gr5" style:family="graphic" style:parent-style-name="standard">
      <style:graphic-properties draw:stroke="none" svg:stroke-color="#000000" draw:fill="none" draw:fill-color="#ffffff" fo:min-height="0.582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99ccff" fo:min-height="0.204cm"/>
    </style:style>
    <style:style style:name="gr9" style:family="graphic" style:parent-style-name="standard">
      <style:graphic-properties draw:stroke="none" svg:stroke-color="#000000" draw:fill="solid" draw:fill-color="#99ccff" fo:min-height="0.231cm"/>
    </style:style>
    <style:style style:name="gr10" style:family="graphic" style:parent-style-name="standard">
      <style:graphic-properties draw:stroke="none" svg:stroke-color="#000000" draw:fill="solid" draw:fill-color="#00ff00" fo:min-height="0.231cm"/>
    </style:style>
    <style:style style:name="gr11" style:family="graphic" style:parent-style-name="standard">
      <style:graphic-properties draw:stroke="none" svg:stroke-color="#000000" draw:fill="solid" draw:fill-color="#99ccff" fo:min-height="0.0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color="#000000" fo:font-size="7pt" style:font-size-asian="7pt" style:font-size-complex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b 58%" fo:font-size="11pt" style:font-size-asian="11pt" style:font-size-complex="11pt"/>
    </style:style>
    <style:style style:name="T3" style:family="text">
      <style:text-properties style:text-position="0% 100%" fo:font-size="11pt" style:font-size-asian="11pt" style:font-size-complex="11pt"/>
    </style:style>
    <style:style style:name="T4" style:family="text">
      <style:text-properties fo:font-family="Arial" style:font-style-name="Normal" style:font-family-generic="swiss" style:font-pitch="variable" fo:font-size="11pt" style:font-family-asian="Arial" style:font-style-name-asian="Normal" style:font-family-generic-asian="swiss" style:font-pitch-asian="variable" style:font-size-asian="11pt" style:font-family-complex="Arial" style:font-style-name-complex="Normal" style:font-family-generic-complex="swiss" style:font-pitch-complex="variable" style:font-size-complex="11pt"/>
    </style:style>
    <style:style style:name="T5" style:family="text">
      <style:text-properties style:text-position="sub 58%" fo:font-family="Arial" style:font-style-name="Normal" style:font-family-generic="swiss" style:font-pitch="variable" fo:font-size="11pt" style:font-family-asian="Arial" style:font-style-name-asian="Normal" style:font-family-generic-asian="swiss" style:font-pitch-asian="variable" style:font-size-asian="11pt" style:font-family-complex="Arial" style:font-style-name-complex="Normal" style:font-family-generic-complex="swiss" style:font-pitch-complex="variable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text-position="-33% 58%" fo:font-size="11pt" style:font-size-asian="11pt" style:font-size-complex="11pt"/>
    </style:style>
    <style:style style:name="T9" style:family="text">
      <style:text-properties fo:font-family="Arial" style:font-style-name="Normal" style:font-family-generic="swiss" style:font-pitch="variable" fo:font-size="11pt" style:font-family-asian="Arial" style:font-style-name-asian="Normal" style:font-family-generic-asian="swiss" style:font-pitch-asian="variable" style:font-size-asian="11pt" style:font-family-complex="Arial" style:font-style-name-complex="Normal" style:font-family-generic-complex="swiss" style:font-pitch-complex="variable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2.403cm" svg:height="0.849cm" svg:x="9.835cm" svg:y="1.13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6" draw:layer="layout" svg:width="1.638cm" svg:height="0.956cm" svg:x="10.641cm" svg:y="54.929cm">
          <text:p text:style-name="P1">sto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5" draw:layer="layout" svg:width="1.819cm" svg:height="0.656cm" svg:x="10.127cm" svg:y="3.182cm">
          <draw:glue-point draw:id="4" svg:x="0.976cm" svg:y="-5.01cm"/>
          <draw:glue-point draw:id="5" svg:x="-0.787cm" svg:y="-4.978cm"/>
          <draw:glue-point draw:id="6" svg:x="2.744cm" svg:y="2.431cm"/>
          <draw:glue-point draw:id="7" svg:x="1.376cm" svg:y="2.568cm"/>
          <draw:glue-point draw:id="8" svg:x="0.636cm" svg:y="0.19cm"/>
          <text:p text:style-name="P1"><text:span text:style-name="T1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2.302cm" svg:height="0.716cm" svg:x="9.885cm" svg:y="6.273cm">
          <text:p text:style-name="P1"><text:span text:style-name="T1">YYGGgg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1.721cm" svg:height="0.491cm" svg:x="12.553cm" svg:y="7.163cm">
          <text:p text:style-name="P1"><text:span text:style-name="T1">AU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2.187cm" svg:y1="6.631cm" svg:x2="13.413cm" svg:y2="7.163cm" draw:start-shape="id1" draw:start-glue-point="1" draw:end-shape="id2" draw:end-glue-point="0" svg:d="m12187 6631c818 0 1226 177 1226 532">
          <text:p/>
        </draw:connector>
        <draw:custom-shape draw:style-name="gr1" draw:text-style-name="P2" draw:id="id6" draw:layer="layout" svg:width="2.634cm" svg:height="0.744cm" svg:x="9.919cm" svg:y="10.307cm">
          <text:p text:style-name="P1"><text:span text:style-name="T1">dddffGf</text:span><text:span text:style-name="T2">m</text:span><text:span text:style-name="T1">f</text:span><text:span text:style-name="T2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036cm" svg:y1="6.989cm" svg:x2="11.09cm" svg:y2="8.949cm" draw:start-shape="id1" draw:end-shape="id3" svg:d="m11036 6989c0 1414 54 435 54 1960">
          <text:p/>
        </draw:connector>
        <draw:connector draw:style-name="gr2" draw:text-style-name="P1" draw:layer="layout" draw:type="curve" svg:x1="13.413cm" svg:y1="7.654cm" svg:x2="11.09cm" svg:y2="8.949cm" draw:start-shape="id2" draw:start-glue-point="2" draw:end-shape="id3" svg:d="m13413 7654c0 915-2323 268-2323 1295">
          <text:p/>
        </draw:connector>
        <draw:connector draw:style-name="gr2" draw:text-style-name="P1" draw:layer="layout" draw:type="curve" svg:x1="11.035cm" svg:y1="1.985cm" svg:x2="11.036cm" svg:y2="3.182cm" draw:start-shape="id4" draw:start-glue-point="8" draw:end-shape="id5" draw:end-glue-point="0" svg:d="m11035 1985c0 898 1 300 1 1197">
          <text:p/>
        </draw:connector>
        <draw:custom-shape draw:style-name="gr1" draw:text-style-name="P2" draw:id="id7" draw:layer="layout" svg:width="2.845cm" svg:height="0.785cm" svg:x="9.814cm" svg:y="12.028cm">
          <text:p text:style-name="P1"><text:span text:style-name="T1">d</text:span><text:span text:style-name="T2">n</text:span><text:span text:style-name="T1">d</text:span><text:span text:style-name="T2">n</text:span><text:span text:style-name="T1">d</text:span><text:span text:style-name="T2">n</text:span><text:span text:style-name="T1">Vd</text:span><text:span text:style-name="T2">x</text:span><text:span text:style-name="T1">d</text:span><text:span text:style-name="T2">x</text:span><text:span text:style-name="T1">d</text:span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236cm" svg:y1="11.051cm" svg:x2="11.236cm" svg:y2="12.028cm" draw:start-shape="id6" draw:start-glue-point="2" draw:end-shape="id7" draw:end-glue-point="0" svg:d="m11236 11051v977">
          <text:p/>
        </draw:connector>
        <draw:custom-shape draw:style-name="gr1" draw:text-style-name="P2" draw:id="id8" draw:layer="layout" svg:width="1.693cm" svg:height="0.552cm" svg:x="6.554cm" svg:y="15.918cm">
          <text:p text:style-name="P1"><text:span text:style-name="T1">VVV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302cm" svg:height="0.627cm" svg:x="10.009cm" svg:y="15.87cm">
          <text:p text:style-name="P1"><text:span text:style-name="T1">VVVVND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302cm" svg:height="0.628cm" svg:x="6.226cm" svg:y="17.661cm">
          <text:p text:style-name="P1"><text:span text:style-name="T1">V</text:span><text:span text:style-name="T2">N</text:span><text:span text:style-name="T1">V</text:span><text:span text:style-name="T2">N</text:span><text:span text:style-name="T1">V</text:span><text:span text:style-name="T2">N</text:span><text:span text:style-name="T1">V</text:span><text:span text:style-name="T2">N</text:span><text:span text:style-name="T1">D</text:span><text:span text:style-name="T2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4cm" svg:y1="16.47cm" svg:x2="7.377cm" svg:y2="17.661cm" draw:start-shape="id8" draw:end-shape="id9" draw:end-glue-point="0" svg:d="m7400 16470c0 894-23 299-23 1191">
          <text:p/>
        </draw:connector>
        <draw:custom-shape draw:style-name="gr1" draw:text-style-name="P2" draw:id="id11" draw:layer="layout" svg:width="2.302cm" svg:height="0.635cm" svg:x="17.392cm" svg:y="22.513cm">
          <text:p text:style-name="P1"><text:span text:style-name="T1">CAV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2.875cm" svg:x1="11.09cm" svg:y1="13.994cm" svg:x2="18.543cm" svg:y2="22.513cm" draw:start-shape="id10" draw:start-glue-point="2" draw:end-shape="id11" draw:end-glue-point="0" svg:d="m11090 13994c0 2133 7453-2126 7453 8519">
          <text:p/>
        </draw:connector>
        <draw:custom-shape draw:style-name="gr1" draw:text-style-name="P2" draw:id="id14" draw:layer="layout" svg:width="3.083cm" svg:height="0.732cm" svg:x="4.382cm" svg:y="20.979cm">
          <text:p text:style-name="P1"><text:span text:style-name="T1">RD</text:span><text:span text:style-name="T2">R</text:span><text:span text:style-name="T1">D</text:span><text:span text:style-name="T2">R</text:span><text:span text:style-name="T3">/V</text:span><text:span text:style-name="T2">R</text:span><text:span text:style-name="T3">V</text:span><text:span text:style-name="T2">R</text:span><text:span text:style-name="T3">V</text:span><text:span text:style-name="T2">R</text:span><text:span text:style-name="T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4.696cm" svg:height="0.758cm" svg:x="9.042cm" svg:y="20.979cm">
          <text:p text:style-name="P1"><text:span text:style-name="T1">RD</text:span><text:span text:style-name="T2">R</text:span><text:span text:style-name="T1">D</text:span><text:span text:style-name="T2">R</text:span><text:span text:style-name="T3">/V</text:span><text:span text:style-name="T2">R</text:span><text:span text:style-name="T3">V</text:span><text:span text:style-name="T2">R</text:span><text:span text:style-name="T3">V</text:span><text:span text:style-name="T2">R</text:span><text:span text:style-name="T3">VV</text:span><text:span text:style-name="T2">R</text:span><text:span text:style-name="T3">V</text:span><text:span text:style-name="T2">R</text:span><text:span text:style-name="T3">V</text:span><text:span text:style-name="T2">R</text:span><text:span text:style-name="T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377cm" svg:y1="18.289cm" svg:x2="11.187cm" svg:y2="19.008cm" draw:start-shape="id9" draw:start-glue-point="2" draw:end-shape="id12" draw:end-glue-point="0" svg:d="m7377 18289c0 484 3810 125 3810 719">
          <text:p/>
        </draw:connector>
        <draw:connector draw:style-name="gr2" draw:text-style-name="P1" draw:layer="layout" draw:type="curve" svg:x1="11.16cm" svg:y1="16.497cm" svg:x2="11.187cm" svg:y2="19.008cm" draw:start-shape="id13" draw:start-glue-point="2" draw:end-shape="id12" draw:end-glue-point="0" svg:d="m11160 16497c0 1827 27 572 27 2511">
          <text:p/>
        </draw:connector>
        <draw:connector draw:style-name="gr2" draw:text-style-name="P1" draw:layer="layout" draw:type="curve" svg:x1="11.187cm" svg:y1="19.034cm" svg:x2="5.923cm" svg:y2="20.979cm" draw:start-shape="id12" draw:start-glue-point="2" draw:end-shape="id14" draw:end-glue-point="0" svg:d="m11187 19034c0 1515-5264 543-5264 1945">
          <text:p/>
        </draw:connector>
        <draw:custom-shape draw:style-name="gr1" draw:text-style-name="P2" draw:id="id24" draw:layer="layout" svg:width="1.582cm" svg:height="0.476cm" svg:x="10.227cm" svg:y="24.479cm">
          <text:p text:style-name="P1"><text:span text:style-name="T1">w</text:span><text:span text:style-name="T4">´</text:span><text:span text:style-name="T1">w</text:span><text:span text:style-name="T4">´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923cm" svg:y1="21.711cm" svg:x2="11.068cm" svg:y2="22.879cm" draw:start-shape="id14" draw:start-glue-point="2" draw:end-shape="id15" draw:end-glue-point="0" svg:d="m5923 21711c0 820 5145 237 5145 1168">
          <text:p/>
        </draw:connector>
        <draw:connector draw:style-name="gr2" draw:text-style-name="P1" draw:layer="layout" draw:type="curve" svg:x1="11.39cm" svg:y1="21.737cm" svg:x2="11.068cm" svg:y2="22.879cm" draw:start-shape="id16" draw:start-glue-point="2" draw:end-shape="id15" draw:end-glue-point="0" svg:d="m11390 21737c0 801-322 230-322 1142">
          <text:p/>
        </draw:connector>
        <draw:connector draw:style-name="gr2" draw:text-style-name="P1" draw:layer="layout" draw:type="curve" svg:x1="11.036cm" svg:y1="3.838cm" svg:x2="11.106cm" svg:y2="4.994cm" draw:start-shape="id5" draw:start-glue-point="2" draw:end-shape="id17" svg:d="m11036 3838c0 811 70 234 70 1156">
          <text:p/>
        </draw:connector>
        <draw:custom-shape draw:style-name="gr1" draw:text-style-name="P2" draw:id="id19" draw:layer="layout" svg:width="3.083cm" svg:height="0.707cm" svg:x="3.411cm" svg:y="28.645cm">
          <text:p text:style-name="P1"><text:span text:style-name="T1">N</text:span><text:span text:style-name="T2">S</text:span><text:span text:style-name="T1">N</text:span><text:span text:style-name="T2">S</text:span><text:span text:style-name="T3">N</text:span><text:span text:style-name="T2">S</text:span><text:span text:style-name="T3">h</text:span><text:span text:style-name="T2">S</text:span><text:span text:style-name="T3">h</text:span><text:span text:style-name="T2">S</text:span><text:span text:style-name="T3">h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069cm" svg:y1="26.479cm" svg:x2="4.952cm" svg:y2="28.645cm" draw:start-shape="id18" draw:start-glue-point="0" draw:end-shape="id19" draw:end-glue-point="0" svg:d="m11069 26479c0 1680-6117 597-6117 2166">
          <text:p/>
        </draw:connector>
        <draw:custom-shape draw:style-name="gr1" draw:text-style-name="P2" draw:id="id20" draw:layer="layout" svg:width="3.083cm" svg:height="0.733cm" svg:x="6.699cm" svg:y="28.632cm">
          <text:p text:style-name="P1"><text:span text:style-name="T1">VV</text:span><text:span text:style-name="T3">h</text:span><text:span text:style-name="T2">S</text:span><text:span text:style-name="T3">h</text:span><text:span text:style-name="T2">S</text:span><text:span text:style-name="T3">h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069cm" svg:y1="26.479cm" svg:x2="8.24cm" svg:y2="28.632cm" draw:start-shape="id18" draw:start-glue-point="0" draw:end-shape="id20" svg:d="m11069 26479c0 1671-2829 595-2829 2153">
          <text:p/>
        </draw:connector>
        <draw:custom-shape draw:style-name="gr1" draw:text-style-name="P2" draw:id="id21" draw:layer="layout" svg:width="1.308cm" svg:height="0.742cm" svg:x="10.082cm" svg:y="28.61cm">
          <text:p text:style-name="P1"><text:span text:style-name="T1">N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1.123cm" svg:height="0.718cm" svg:x="12.259cm" svg:y="28.628cm">
          <text:p text:style-name="P1"><text:span text:style-name="T1">N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069cm" svg:y1="26.479cm" svg:x2="10.736cm" svg:y2="28.61cm" draw:start-shape="id18" draw:start-glue-point="0" draw:end-shape="id21" draw:end-glue-point="0" svg:d="m11069 26479c0 1654-333 589-333 2131">
          <text:p/>
        </draw:connector>
        <draw:connector draw:style-name="gr2" draw:text-style-name="P1" draw:layer="layout" draw:type="curve" svg:x1="11.069cm" svg:y1="26.479cm" svg:x2="12.82cm" svg:y2="28.628cm" draw:start-shape="id18" draw:start-glue-point="0" draw:end-shape="id22" svg:d="m11069 26479c0 1668 1751 594 1751 2149">
          <text:p/>
        </draw:connector>
        <draw:custom-shape draw:style-name="gr1" draw:text-style-name="P2" draw:id="id28" draw:layer="layout" svg:width="2.302cm" svg:height="0.631cm" svg:x="9.963cm" svg:y="32.851cm">
          <text:p text:style-name="P1"><text:span text:style-name="T1">T</text:span><text:span text:style-name="T4">´</text:span><text:span text:style-name="T1">T</text:span><text:span text:style-name="T4">´/T´</text:span><text:span text:style-name="T5">d</text:span><text:span text:style-name="T4">T´</text:span><text:span text:style-name="T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.952cm" svg:y1="29.352cm" svg:x2="11.068cm" svg:y2="31.379cm" draw:start-shape="id19" draw:start-glue-point="2" draw:end-shape="id23" draw:end-glue-point="0" svg:d="m4952 29352c0 1464 6116 451 6116 2027">
          <text:p/>
        </draw:connector>
        <draw:connector draw:style-name="gr2" draw:text-style-name="P1" draw:layer="layout" draw:type="curve" svg:x1="8.24cm" svg:y1="29.365cm" svg:x2="11.068cm" svg:y2="31.379cm" draw:start-shape="id20" draw:start-glue-point="2" draw:end-shape="id23" svg:d="m8240 29365c0 1455 2828 448 2828 2014">
          <text:p/>
        </draw:connector>
        <draw:connector draw:style-name="gr2" draw:text-style-name="P1" draw:layer="layout" draw:type="curve" svg:x1="10.736cm" svg:y1="29.352cm" svg:x2="11.068cm" svg:y2="31.379cm" draw:start-shape="id21" draw:start-glue-point="2" draw:end-shape="id23" svg:d="m10736 29352c0 1465 332 452 332 2027">
          <text:p/>
        </draw:connector>
        <draw:connector draw:style-name="gr2" draw:text-style-name="P1" draw:layer="layout" draw:type="curve" svg:x1="12.82cm" svg:y1="29.346cm" svg:x2="11.068cm" svg:y2="31.379cm" draw:start-shape="id22" draw:start-glue-point="2" draw:end-shape="id23" svg:d="m12820 29346c0 1470-1752 454-1752 2033">
          <text:p/>
        </draw:connector>
        <draw:custom-shape draw:style-name="gr1" draw:text-style-name="P2" draw:id="id30" draw:layer="layout" svg:width="2.302cm" svg:height="0.7cm" svg:x="10.163cm" svg:y="37.147cm">
          <text:p text:style-name="P1"><text:span text:style-name="T1">QP</text:span><text:span text:style-name="T2">H</text:span><text:span text:style-name="T1">P</text:span><text:span text:style-name="T2">H</text:span><text:span text:style-name="T1">P</text:span><text:span text:style-name="T2">H</text:span><text:span text:style-name="T1">P</text:span><text:span text:style-name="T2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2.181cm" svg:x1="18.543cm" svg:y1="23.148cm" svg:x2="11.068cm" svg:y2="31.387cm" draw:start-shape="id11" draw:start-glue-point="2" draw:end-shape="id23" draw:end-glue-point="2" svg:d="m18543 23148c0 9951-7475 5832-7475 8239">
          <text:p/>
        </draw:connector>
        <draw:connector draw:style-name="gr2" draw:text-style-name="P1" draw:layer="layout" draw:type="curve" svg:x1="11.809cm" svg:y1="24.717cm" svg:x2="11.018cm" svg:y2="24.479cm" draw:start-shape="id24" draw:start-glue-point="1" draw:end-shape="id24" draw:end-glue-point="0" svg:d="m11809 24717c753 0 627-370 242-617s-1033-372-1033 379">
          <text:p/>
        </draw:connector>
        <draw:custom-shape draw:style-name="gr1" draw:text-style-name="P2" draw:id="id25" draw:layer="layout" svg:width="1.756cm" svg:height="0.52cm" svg:x="12.451cm" svg:y="53.275cm">
          <text:p text:style-name="P1"><text:span text:style-name="T1">RMK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329cm" svg:y1="53.795cm" svg:x2="11.459cm" svg:y2="54.929cm" draw:start-shape="id25" draw:start-glue-point="2" draw:end-shape="id26" draw:end-glue-point="4" svg:d="m13329 53795c0 852-1870 285-1870 1134">
          <text:p/>
        </draw:connector>
        <draw:line draw:style-name="gr3" draw:text-style-name="P1" draw:id="id15" draw:layer="layout" svg:x1="5.521cm" svg:y1="22.879cm" svg:x2="16.616cm" svg:y2="22.879cm">
          <text:p/>
        </draw:line>
        <draw:line draw:style-name="gr3" draw:text-style-name="P1" draw:id="id12" draw:layer="layout" svg:x1="5.371cm" svg:y1="19.008cm" svg:x2="17.004cm" svg:y2="19.034cm">
          <text:p/>
        </draw:line>
        <draw:line draw:style-name="gr3" draw:text-style-name="P1" draw:id="id3" draw:layer="layout" svg:x1="5.424cm" svg:y1="8.994cm" svg:x2="16.757cm" svg:y2="8.949cm">
          <text:p/>
        </draw:line>
        <draw:connector draw:style-name="gr2" draw:text-style-name="P1" draw:layer="layout" draw:type="curve" svg:x1="11.09cm" svg:y1="8.994cm" svg:x2="11.236cm" svg:y2="10.307cm" draw:start-shape="id3" draw:start-glue-point="2" draw:end-shape="id6" draw:end-glue-point="0" svg:d="m11090 8994c0 1041 146 385 146 1313">
          <text:p/>
        </draw:connector>
        <draw:custom-shape draw:style-name="gr1" draw:text-style-name="P2" draw:layer="layout" svg:width="1.123cm" svg:height="0.718cm" svg:x="36.47cm" svg:y="54.496cm">
          <text:p text:style-name="P1"><text:span text:style-name="T1">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4.318cm" svg:x="35.939cm" svg:y="53.479cm">
          <text:p text:style-name="P3"><text:span text:style-name="T6">Key: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4" draw:layer="layout" svg:width="2.183cm" svg:height="0.832cm" svg:x="37.689cm" svg:y="54.566cm">
          <draw:text-box>
            <text:p text:style-name="P4"><text:span text:style-name="T1">WMO</text:span></text:p>
          </draw:text-box>
        </draw:frame>
        <draw:custom-shape draw:style-name="gr6" draw:text-style-name="P2" draw:layer="layout" svg:width="1.123cm" svg:height="0.718cm" svg:x="36.471cm" svg:y="55.396cm">
          <text:p text:style-name="P1"><text:span text:style-name="T1">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.183cm" svg:height="0.832cm" svg:x="37.69cm" svg:y="55.366cm">
          <draw:text-box>
            <text:p text:style-name="P4"><text:span text:style-name="T1">U.S.</text:span></text:p>
          </draw:text-box>
        </draw:frame>
        <draw:custom-shape draw:style-name="gr7" draw:text-style-name="P2" draw:layer="layout" svg:width="1.123cm" svg:height="0.718cm" svg:x="36.472cm" svg:y="56.296cm">
          <text:p text:style-name="P1"><text:span text:style-name="T1">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.183cm" svg:height="0.832cm" svg:x="37.691cm" svg:y="56.266cm">
          <draw:text-box>
            <text:p text:style-name="P4"><text:span text:style-name="T1">BOTH</text:span></text:p>
          </draw:text-box>
        </draw:frame>
        <draw:custom-shape draw:style-name="gr1" draw:text-style-name="P2" draw:layer="layout" svg:width="1.721cm" svg:height="0.548cm" svg:x="12.254cm" svg:y="2.164cm">
          <text:p text:style-name="P1"><text:span text:style-name="T1">C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21cm" svg:height="0.548cm" svg:x="15.055cm" svg:y="2.164cm">
          <text:p text:style-name="P1"><text:span text:style-name="T1">N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042cm" svg:height="0.526cm" svg:x="12.202cm" svg:y="3.244cm">
          <draw:text-box>
            <text:p text:style-name="P5"><text:span text:style-name="T7">15.2</text:span></text:p>
          </draw:text-box>
        </draw:frame>
        <draw:frame draw:style-name="gr9" draw:text-style-name="P5" draw:layer="layout" svg:width="1.042cm" svg:height="0.526cm" svg:x="12.202cm" svg:y="6.144cm">
          <draw:text-box>
            <text:p text:style-name="P5"><text:span text:style-name="T7">15.3</text:span></text:p>
          </draw:text-box>
        </draw:frame>
        <draw:frame draw:style-name="gr9" draw:text-style-name="P5" draw:layer="layout" svg:width="1.042cm" svg:height="0.526cm" svg:x="14.402cm" svg:y="7.144cm">
          <draw:text-box>
            <text:p text:style-name="P5"><text:span text:style-name="T7">15.4</text:span></text:p>
          </draw:text-box>
        </draw:frame>
        <draw:frame draw:style-name="gr10" draw:text-style-name="P5" draw:layer="layout" svg:width="3.922cm" svg:height="0.526cm" svg:x="1.502cm" svg:y="8.644cm">
          <draw:text-box>
            <text:p text:style-name="P5"><text:span text:style-name="T7">Wind</text:span></text:p>
          </draw:text-box>
        </draw:frame>
        <draw:frame draw:style-name="gr10" draw:text-style-name="P5" draw:layer="layout" svg:width="3.922cm" svg:height="0.526cm" svg:x="1.502cm" svg:y="13.744cm">
          <draw:text-box>
            <text:p text:style-name="P5"><text:span text:style-name="T7">Visibility</text:span></text:p>
          </draw:text-box>
        </draw:frame>
        <draw:frame draw:style-name="gr10" draw:text-style-name="P5" draw:layer="layout" svg:width="3.922cm" svg:height="0.526cm" svg:x="1.602cm" svg:y="4.744cm">
          <draw:text-box>
            <text:p text:style-name="P5"><text:span text:style-name="T7">Day and time</text:span></text:p>
          </draw:text-box>
        </draw:frame>
        <draw:line draw:style-name="gr3" draw:text-style-name="P1" draw:id="id17" draw:layer="layout" svg:x1="5.524cm" svg:y1="4.994cm" svg:x2="16.689cm" svg:y2="5.033cm">
          <text:p/>
        </draw:line>
        <draw:connector draw:style-name="gr2" draw:text-style-name="P1" draw:layer="layout" draw:type="curve" svg:x1="11.106cm" svg:y1="5.033cm" svg:x2="11.036cm" svg:y2="6.273cm" draw:start-shape="id17" draw:end-shape="id1" draw:end-glue-point="0" svg:d="m11106 5033c0 987-70 367-70 1240">
          <text:p/>
        </draw:connector>
        <draw:line draw:style-name="gr3" draw:text-style-name="P1" draw:id="id10" draw:layer="layout" svg:x1="5.424cm" svg:y1="13.994cm" svg:x2="16.757cm" svg:y2="13.953cm">
          <text:p/>
        </draw:line>
        <draw:frame draw:style-name="gr10" draw:text-style-name="P5" draw:layer="layout" svg:width="3.922cm" svg:height="0.526cm" svg:x="1.502cm" svg:y="18.744cm">
          <draw:text-box>
            <text:p text:style-name="P5"><text:span text:style-name="T7">Runway visible range</text:span></text:p>
          </draw:text-box>
        </draw:frame>
        <draw:frame draw:style-name="gr10" draw:text-style-name="P5" draw:layer="layout" svg:width="3.922cm" svg:height="0.526cm" svg:x="1.602cm" svg:y="22.544cm">
          <draw:text-box>
            <text:p text:style-name="P5"><text:span text:style-name="T7">Wind</text:span></text:p>
          </draw:text-box>
        </draw:frame>
        <draw:connector draw:style-name="gr2" draw:text-style-name="P1" draw:layer="layout" draw:type="curve" svg:x1="11.068cm" svg:y1="22.879cm" svg:x2="11.018cm" svg:y2="24.479cm" draw:start-shape="id15" draw:start-glue-point="2" draw:end-shape="id24" draw:end-glue-point="0" svg:d="m11068 22879c0 1257-50 457-50 1600">
          <text:p/>
        </draw:connector>
        <draw:frame draw:style-name="gr10" draw:text-style-name="P5" draw:layer="layout" svg:width="3.922cm" svg:height="0.526cm" svg:x="1.602cm" svg:y="26.144cm">
          <draw:text-box>
            <text:p text:style-name="P5"><text:span text:style-name="T7">Cloud</text:span></text:p>
          </draw:text-box>
        </draw:frame>
        <draw:line draw:style-name="gr3" draw:text-style-name="P1" draw:id="id23" draw:layer="layout" svg:x1="5.521cm" svg:y1="31.379cm" svg:x2="16.616cm" svg:y2="31.387cm">
          <text:p/>
        </draw:line>
        <draw:frame draw:style-name="gr10" draw:text-style-name="P5" draw:layer="layout" svg:width="3.922cm" svg:height="0.526cm" svg:x="1.602cm" svg:y="31.044cm">
          <draw:text-box>
            <text:p text:style-name="P5"><text:span text:style-name="T7">Temperature</text:span></text:p>
          </draw:text-box>
        </draw:frame>
        <draw:line draw:style-name="gr3" draw:text-style-name="P1" draw:id="id29" draw:layer="layout" svg:x1="5.521cm" svg:y1="35.479cm" svg:x2="17.004cm" svg:y2="35.467cm">
          <text:p/>
        </draw:line>
        <draw:frame draw:style-name="gr10" draw:text-style-name="P5" draw:layer="layout" svg:width="3.922cm" svg:height="0.526cm" svg:x="1.602cm" svg:y="35.144cm">
          <draw:text-box>
            <text:p text:style-name="P5"><text:span text:style-name="T7">Pressure</text:span></text:p>
          </draw:text-box>
        </draw:frame>
        <draw:frame draw:style-name="gr10" draw:text-style-name="P5" draw:layer="layout" svg:width="3.922cm" svg:height="0.526cm" svg:x="1.989cm" svg:y="51.678cm">
          <draw:text-box>
            <text:p text:style-name="P5"><text:span text:style-name="T7">Remarks</text:span></text:p>
          </draw:text-box>
        </draw:frame>
        <draw:connector draw:style-name="gr2" draw:text-style-name="P1" draw:layer="layout" draw:type="curve" svg:x1="11.44cm" svg:y1="51.953cm" svg:x2="11.459cm" svg:y2="54.929cm" draw:start-shape="id27" draw:start-glue-point="2" draw:end-shape="id26" draw:end-glue-point="4" svg:d="m11440 51953c0 2289 19 801 19 2976">
          <text:p/>
        </draw:connector>
        <draw:frame draw:style-name="gr9" draw:text-style-name="P5" draw:layer="layout" svg:width="1.042cm" svg:height="0.526cm" svg:x="12.602cm" svg:y="10.444cm">
          <draw:text-box>
            <text:p text:style-name="P5"><text:span text:style-name="T7">15.5</text:span></text:p>
          </draw:text-box>
        </draw:frame>
        <draw:frame draw:style-name="gr9" draw:text-style-name="P5" draw:layer="layout" svg:width="1.339cm" svg:height="0.526cm" svg:x="12.702cm" svg:y="11.944cm">
          <draw:text-box>
            <text:p text:style-name="P5"><text:span text:style-name="T7">15.5.3</text:span></text:p>
          </draw:text-box>
        </draw:frame>
        <draw:connector draw:style-name="gr2" draw:text-style-name="P1" draw:layer="layout" draw:type="curve" svg:x1="11.236cm" svg:y1="12.813cm" svg:x2="11.09cm" svg:y2="13.953cm" draw:start-shape="id7" draw:start-glue-point="2" draw:end-shape="id10" svg:d="m11236 12813c0 799-146 230-146 1140">
          <text:p/>
        </draw:connector>
        <draw:frame draw:style-name="gr9" draw:text-style-name="P5" draw:layer="layout" svg:width="1.339cm" svg:height="0.526cm" svg:x="12.403cm" svg:y="15.944cm">
          <draw:text-box>
            <text:p text:style-name="P5"><text:span text:style-name="T7">15.6</text:span></text:p>
          </draw:text-box>
        </draw:frame>
        <draw:frame draw:style-name="gr9" draw:text-style-name="P5" draw:layer="layout" svg:width="1.339cm" svg:height="0.526cm" svg:x="8.704cm" svg:y="17.644cm">
          <draw:text-box>
            <text:p text:style-name="P5"><text:span text:style-name="T7">15.6.2</text:span></text:p>
          </draw:text-box>
        </draw:frame>
        <draw:frame draw:style-name="gr9" draw:text-style-name="P5" draw:layer="layout" svg:width="1.339cm" svg:height="0.801cm" svg:x="19.804cm" svg:y="22.444cm">
          <draw:text-box>
            <text:p text:style-name="P5"><text:span text:style-name="T7">15.6.4/</text:span></text:p>
            <text:p text:style-name="P5"><text:span text:style-name="T7">15.10</text:span></text:p>
          </draw:text-box>
        </draw:frame>
        <draw:frame draw:style-name="gr9" draw:text-style-name="P5" draw:layer="layout" svg:width="1.339cm" svg:height="0.526cm" svg:x="7.504cm" svg:y="21.044cm">
          <draw:text-box>
            <text:p text:style-name="P5"><text:span text:style-name="T7">15.7</text:span></text:p>
          </draw:text-box>
        </draw:frame>
        <draw:frame draw:style-name="gr9" draw:text-style-name="P5" draw:layer="layout" svg:width="1.339cm" svg:height="0.526cm" svg:x="13.705cm" svg:y="21.044cm">
          <draw:text-box>
            <text:p text:style-name="P5"><text:span text:style-name="T7">15.7.5</text:span></text:p>
          </draw:text-box>
        </draw:frame>
        <draw:frame draw:style-name="gr9" draw:text-style-name="P5" draw:layer="layout" svg:width="1.339cm" svg:height="0.526cm" svg:x="12.005cm" svg:y="24.844cm">
          <draw:text-box>
            <text:p text:style-name="P5"><text:span text:style-name="T7">15.8</text:span></text:p>
          </draw:text-box>
        </draw:frame>
        <draw:connector draw:style-name="gr2" draw:text-style-name="P1" draw:layer="layout" draw:type="curve" svg:x1="11.018cm" svg:y1="24.955cm" svg:x2="11.069cm" svg:y2="26.479cm" draw:start-shape="id24" draw:start-glue-point="2" draw:end-shape="id18" svg:d="m11018 24955c0 1087 51 326 51 1524">
          <text:p/>
        </draw:connector>
        <draw:frame draw:style-name="gr9" draw:text-style-name="P5" draw:layer="layout" svg:width="1.339cm" svg:height="0.526cm" svg:x="16.706cm" svg:y="26.244cm">
          <draw:text-box>
            <text:p text:style-name="P5"><text:span text:style-name="T7">15.9</text:span></text:p>
          </draw:text-box>
        </draw:frame>
        <draw:frame draw:style-name="gr9" draw:text-style-name="P5" draw:layer="layout" svg:width="1.339cm" svg:height="0.526cm" svg:x="8.407cm" svg:y="28.044cm">
          <draw:text-box>
            <text:p text:style-name="P5"><text:span text:style-name="T7">15.9.2</text:span></text:p>
          </draw:text-box>
        </draw:frame>
        <draw:frame draw:style-name="gr9" draw:text-style-name="P5" draw:layer="layout" svg:width="1.339cm" svg:height="0.526cm" svg:x="5.408cm" svg:y="27.885cm">
          <draw:text-box>
            <text:p text:style-name="P5"><text:span text:style-name="T7">15.9.1</text:span></text:p>
          </draw:text-box>
        </draw:frame>
        <draw:frame draw:style-name="gr9" draw:text-style-name="P5" draw:layer="layout" svg:width="1.503cm" svg:height="0.526cm" svg:x="10.809cm" svg:y="27.985cm">
          <draw:text-box>
            <text:p text:style-name="P5"><text:span text:style-name="T7">15.9.1.1</text:span></text:p>
          </draw:text-box>
        </draw:frame>
        <draw:frame draw:style-name="gr9" draw:text-style-name="P5" draw:layer="layout" svg:width="1.503cm" svg:height="0.526cm" svg:x="13.11cm" svg:y="27.985cm">
          <draw:text-box>
            <text:p text:style-name="P5"><text:span text:style-name="T7">15.9.1.1</text:span></text:p>
          </draw:text-box>
        </draw:frame>
        <draw:frame draw:style-name="gr9" draw:text-style-name="P5" draw:layer="layout" svg:width="1.339cm" svg:height="0.526cm" svg:x="12.507cm" svg:y="32.844cm">
          <draw:text-box>
            <text:p text:style-name="P5"><text:span text:style-name="T7">15.11</text:span></text:p>
          </draw:text-box>
        </draw:frame>
        <draw:frame draw:style-name="gr9" draw:text-style-name="P5" draw:layer="layout" svg:width="1.339cm" svg:height="0.526cm" svg:x="12.908cm" svg:y="37.244cm">
          <draw:text-box>
            <text:p text:style-name="P5"><text:span text:style-name="T7">15.12</text:span></text:p>
          </draw:text-box>
        </draw:frame>
        <draw:connector draw:style-name="gr2" draw:text-style-name="P1" draw:layer="layout" draw:type="curve" svg:x1="11.068cm" svg:y1="31.387cm" svg:x2="11.114cm" svg:y2="32.851cm" draw:start-shape="id23" draw:start-glue-point="2" draw:end-shape="id28" draw:end-glue-point="0" svg:d="m11068 31387c0 1153 46 422 46 1464">
          <text:p/>
        </draw:connector>
        <draw:connector draw:style-name="gr2" draw:text-style-name="P1" draw:layer="layout" draw:type="curve" svg:x1="11.187cm" svg:y1="19.034cm" svg:x2="11.39cm" svg:y2="20.979cm" draw:start-shape="id12" draw:start-glue-point="2" draw:end-shape="id16" draw:end-glue-point="0" svg:d="m11187 19034c0 1515 203 543 203 1945">
          <text:p/>
        </draw:connector>
        <draw:connector draw:style-name="gr2" draw:text-style-name="P1" draw:layer="layout" draw:type="curve" svg:x1="11.114cm" svg:y1="33.482cm" svg:x2="11.262cm" svg:y2="35.467cm" draw:start-shape="id28" draw:end-shape="id29" draw:end-glue-point="0" svg:d="m11114 33482c0 1432 148 440 148 1985">
          <text:p/>
        </draw:connector>
        <draw:line draw:style-name="gr3" draw:text-style-name="P1" draw:id="id27" draw:layer="layout" svg:x1="5.859cm" svg:y1="51.953cm" svg:x2="17.022cm" svg:y2="51.846cm">
          <text:p/>
        </draw:line>
        <draw:line draw:style-name="gr3" draw:text-style-name="P1" draw:id="id18" draw:layer="layout" svg:x1="5.522cm" svg:y1="26.479cm" svg:x2="16.617cm" svg:y2="26.479cm">
          <text:p/>
        </draw:line>
        <draw:connector draw:style-name="gr2" draw:text-style-name="P1" draw:layer="layout" draw:type="curve" svg:x1="11.262cm" svg:y1="35.479cm" svg:x2="11.314cm" svg:y2="37.147cm" draw:start-shape="id29" draw:start-glue-point="2" draw:end-shape="id30" draw:end-glue-point="0" svg:d="m11262 35479c0 1308 52 474 52 1668">
          <text:p/>
        </draw:connector>
        <draw:custom-shape draw:style-name="gr1" draw:text-style-name="P2" draw:id="id32" draw:layer="layout" svg:width="10.616cm" svg:height="2.853cm" svg:x="5.971cm" svg:y="40.547cm">
          <text:p text:style-name="P1"><text:span text:style-name="T1">Recent We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1" draw:layer="layout" svg:width="10.616cm" svg:height="2.853cm" svg:x="6.071cm" svg:y="46.948cm">
          <text:p text:style-name="P1"><text:span text:style-name="T1">Trend foreca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379cm" svg:y1="49.801cm" svg:x2="11.44cm" svg:y2="51.846cm" draw:start-shape="id31" draw:start-glue-point="2" draw:end-shape="id27" draw:end-glue-point="0" svg:d="m11379 49801c0 1477 61 455 61 2045">
          <text:p/>
        </draw:connector>
        <draw:line draw:style-name="gr3" draw:text-style-name="P1" draw:id="id34" draw:layer="layout" svg:x1="5.521cm" svg:y1="38.779cm" svg:x2="17.004cm" svg:y2="38.767cm">
          <text:p/>
        </draw:line>
        <draw:frame draw:style-name="gr10" draw:text-style-name="P5" draw:layer="layout" svg:width="3.922cm" svg:height="0.526cm" svg:x="1.602cm" svg:y="38.444cm">
          <draw:text-box>
            <text:p text:style-name="P5"><text:span text:style-name="T7">Recent weather</text:span></text:p>
          </draw:text-box>
        </draw:frame>
        <draw:line draw:style-name="gr3" draw:text-style-name="P1" draw:id="id33" draw:layer="layout" svg:x1="5.521cm" svg:y1="45.179cm" svg:x2="17.004cm" svg:y2="45.167cm">
          <text:p/>
        </draw:line>
        <draw:frame draw:style-name="gr10" draw:text-style-name="P5" draw:layer="layout" svg:width="3.922cm" svg:height="0.526cm" svg:x="1.602cm" svg:y="44.844cm">
          <draw:text-box>
            <text:p text:style-name="P5"><text:span text:style-name="T7">Trend forecasts</text:span></text:p>
          </draw:text-box>
        </draw:frame>
        <draw:connector draw:style-name="gr2" draw:text-style-name="P1" draw:layer="layout" draw:type="curve" svg:x1="11.09cm" svg:y1="13.994cm" svg:x2="7.4cm" svg:y2="15.918cm" draw:start-shape="id10" draw:start-glue-point="2" draw:end-shape="id8" draw:end-glue-point="0" svg:d="m11090 13994c0 1500-3690 538-3690 1924">
          <text:p/>
        </draw:connector>
        <draw:connector draw:style-name="gr2" draw:text-style-name="P1" draw:layer="layout" draw:type="curve" svg:x1="11.09cm" svg:y1="13.994cm" svg:x2="11.16cm" svg:y2="15.87cm" draw:start-shape="id10" draw:start-glue-point="2" draw:end-shape="id13" draw:end-glue-point="0" svg:d="m11090 13994c0 1462 70 525 70 1876">
          <text:p/>
        </draw:connector>
        <draw:connector draw:style-name="gr2" draw:text-style-name="P1" draw:layer="layout" draw:type="curve" svg:x1="11.279cm" svg:y1="43.4cm" svg:x2="11.262cm" svg:y2="45.167cm" draw:start-shape="id32" draw:start-glue-point="2" draw:end-shape="id33" draw:end-glue-point="0" svg:d="m11279 43400c0 1269-17 386-17 1767">
          <text:p/>
        </draw:connector>
        <draw:connector draw:style-name="gr2" draw:text-style-name="P1" draw:layer="layout" draw:type="curve" svg:x1="11.262cm" svg:y1="45.179cm" svg:x2="11.379cm" svg:y2="46.948cm" draw:start-shape="id33" draw:start-glue-point="2" draw:end-shape="id31" svg:d="m11262 45179c0 1383 117 499 117 1769">
          <text:p/>
        </draw:connector>
        <draw:connector draw:style-name="gr2" draw:text-style-name="P1" draw:layer="layout" draw:type="curve" svg:x1="11.314cm" svg:y1="37.847cm" svg:x2="11.262cm" svg:y2="38.767cm" draw:start-shape="id30" draw:start-glue-point="2" draw:end-shape="id34" draw:end-glue-point="0" svg:d="m11314 37847c0 634-52 175-52 920">
          <text:p/>
        </draw:connector>
        <draw:connector draw:style-name="gr2" draw:text-style-name="P1" draw:layer="layout" draw:type="curve" svg:x1="11.262cm" svg:y1="38.779cm" svg:x2="11.279cm" svg:y2="40.547cm" draw:start-shape="id34" draw:start-glue-point="2" draw:end-shape="id32" draw:end-glue-point="0" svg:d="m11262 38779c0 1381 17 498 17 1768">
          <text:p/>
        </draw:connector>
        <draw:connector draw:style-name="gr2" draw:text-style-name="P1" draw:layer="layout" draw:type="curve" svg:x1="11.44cm" svg:y1="51.953cm" svg:x2="13.329cm" svg:y2="53.275cm" draw:start-shape="id27" draw:start-glue-point="2" draw:end-shape="id25" draw:end-glue-point="0" svg:d="m11440 51953c0 1048 1889 388 1889 1322">
          <text:p/>
        </draw:connector>
      </draw:page>
      <draw:page draw:name="page2" draw:style-name="dp1" draw:master-page-name="Default">
        <draw:custom-shape draw:style-name="gr1" draw:text-style-name="P2" draw:id="id35" draw:layer="layout" svg:width="1.731cm" svg:height="0.673cm" svg:x="12.332cm" svg:y="5.16cm">
          <text:p text:style-name="P1"><text:span text:style-name="T1">REw</text:span><text:span text:style-name="T4">´</text:span><text:span text:style-name="T1">w</text:span><text:span text:style-name="T4">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4.063cm" svg:y1="5.496cm" svg:x2="13.197cm" svg:y2="5.16cm" draw:start-shape="id35" draw:start-glue-point="1" draw:end-shape="id35" draw:end-glue-point="0" svg:d="m14063 5496c751 0 626-419 222-692s-1088-397-1088 356">
          <text:p/>
        </draw:connector>
        <draw:custom-shape draw:style-name="gr1" draw:text-style-name="P2" draw:id="id42" draw:layer="layout" svg:width="2.302cm" svg:height="0.538cm" svg:x="11.764cm" svg:y="6.97cm">
          <text:p text:style-name="P1"><text:span text:style-name="T1">WS RDRD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3" draw:layer="layout" svg:width="2.895cm" svg:height="0.615cm" svg:x="14.62cm" svg:y="6.946cm">
          <text:p text:style-name="P1"><text:span text:style-name="T1">WS ALL R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6" draw:layer="layout" svg:width="4.852cm" svg:height="0.697cm" svg:x="13.906cm" svg:y="16.115cm">
          <text:p text:style-name="P1"><text:span text:style-name="T1">RD</text:span><text:span text:style-name="T8">R</text:span><text:span text:style-name="T1">D</text:span><text:span text:style-name="T8">R</text:span><text:span text:style-name="T1">/E</text:span><text:span text:style-name="T8">R</text:span><text:span text:style-name="T1">C</text:span><text:span text:style-name="T8">R</text:span><text:span text:style-name="T1">e</text:span><text:span text:style-name="T8">R</text:span><text:span text:style-name="T1">e</text:span><text:span text:style-name="T8">R</text:span><text:span text:style-name="T1">B</text:span><text:span text:style-name="T8">R</text:span><text:span text:style-name="T1">B</text:span><text:span text:style-name="T8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6.332cm" svg:y1="16.812cm" svg:x2="11.262cm" svg:y2="19.167cm" draw:start-shape="id36" draw:start-glue-point="2" draw:end-shape="id37" draw:end-glue-point="0" svg:d="m16332 16812c0 1710-5070 533-5070 2355">
          <text:p/>
        </draw:connector>
        <draw:connector draw:style-name="gr2" draw:text-style-name="P1" draw:layer="layout" draw:type="curve" svg:x1="11.236cm" svg:y1="10.584cm" svg:x2="13.237cm" svg:y2="11.923cm" draw:start-shape="id38" draw:start-glue-point="2" draw:end-shape="id39" draw:end-glue-point="3" svg:d="m11236 10584c0 893 667 1339 2001 1339">
          <text:p/>
        </draw:connector>
        <draw:custom-shape draw:style-name="gr1" draw:text-style-name="P2" draw:id="id39" draw:layer="layout" svg:width="2.302cm" svg:height="0.63cm" svg:x="13.237cm" svg:y="11.608cm">
          <text:p text:style-name="P1"><text:span text:style-name="T1">WT</text:span><text:span text:style-name="T2">S</text:span><text:span text:style-name="T1">T</text:span><text:span text:style-name="T2">S</text:span><text:span text:style-name="T1">/SS</text:span><text:span text:style-name="T9">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4.388cm" svg:y1="12.238cm" svg:x2="11.25cm" svg:y2="14.011cm" draw:start-shape="id39" draw:start-glue-point="2" draw:end-shape="id40" draw:end-glue-point="0" svg:d="m14388 12238c0 1275-3138 389-3138 1773">
          <text:p/>
        </draw:connector>
        <draw:connector draw:style-name="gr2" draw:text-style-name="P1" draw:layer="layout" draw:type="curve" svg:x1="11.236cm" svg:y1="10.584cm" svg:x2="11.25cm" svg:y2="14.011cm" draw:start-shape="id38" draw:start-glue-point="2" draw:end-shape="id40" draw:end-glue-point="0" svg:d="m11236 10584c0 2571 14 858 14 3427">
          <text:p/>
        </draw:connector>
        <draw:connector draw:style-name="gr2" draw:text-style-name="P1" draw:layer="layout" draw:type="curve" svg:x1="11.25cm" svg:y1="14.118cm" svg:x2="13.906cm" svg:y2="16.463cm" draw:start-shape="id40" draw:end-shape="id36" draw:end-glue-point="3" svg:d="m11250 14118c0 1564 885 2345 2656 2345">
          <text:p/>
        </draw:connector>
        <draw:connector draw:style-name="gr2" draw:text-style-name="P1" draw:layer="layout" draw:type="curve" svg:x1="11.25cm" svg:y1="14.118cm" svg:x2="11.262cm" svg:y2="19.167cm" draw:start-shape="id40" draw:end-shape="id37" draw:end-glue-point="0" svg:d="m11250 14118c0 3787 12 1263 12 5049">
          <text:p/>
        </draw:connector>
        <draw:line draw:style-name="gr3" draw:text-style-name="P1" draw:id="id38" draw:layer="layout" svg:x1="5.504cm" svg:y1="10.584cm" svg:x2="16.969cm" svg:y2="10.523cm">
          <text:p/>
        </draw:line>
        <draw:line draw:style-name="gr3" draw:text-style-name="P1" draw:id="id40" draw:layer="layout" svg:x1="5.669cm" svg:y1="14.118cm" svg:x2="16.832cm" svg:y2="14.011cm">
          <text:p/>
        </draw:line>
        <draw:frame draw:style-name="gr10" draw:text-style-name="P5" draw:layer="layout" svg:width="3.922cm" svg:height="0.526cm" svg:x="1.603cm" svg:y="3.644cm">
          <draw:text-box>
            <text:p text:style-name="P5"><text:span text:style-name="T7">Recent weather</text:span></text:p>
          </draw:text-box>
        </draw:frame>
        <draw:line draw:style-name="gr3" draw:text-style-name="P1" draw:id="id41" draw:layer="layout" svg:x1="5.523cm" svg:y1="3.88cm" svg:x2="17.181cm" svg:y2="3.831cm">
          <text:p/>
        </draw:line>
        <draw:connector draw:style-name="gr2" draw:text-style-name="P1" draw:layer="layout" draw:type="curve" svg:x1="11.352cm" svg:y1="3.88cm" svg:x2="11.236cm" svg:y2="10.523cm" draw:start-shape="id41" draw:start-glue-point="2" draw:end-shape="id38" draw:end-glue-point="0" svg:d="m11352 3880c0 4983-116 1662-116 6643">
          <text:p/>
        </draw:connector>
        <draw:frame draw:style-name="gr10" draw:text-style-name="P5" draw:layer="layout" svg:width="3.922cm" svg:height="0.526cm" svg:x="1.603cm" svg:y="10.344cm">
          <draw:text-box>
            <text:p text:style-name="P5"><text:span text:style-name="T7">Sea-surface temperatuere</text:span></text:p>
          </draw:text-box>
        </draw:frame>
        <draw:frame draw:style-name="gr10" draw:text-style-name="P5" draw:layer="layout" svg:width="3.922cm" svg:height="0.526cm" svg:x="1.803cm" svg:y="13.844cm">
          <draw:text-box>
            <text:p text:style-name="P5"><text:span text:style-name="T7">State of the runway</text:span></text:p>
          </draw:text-box>
        </draw:frame>
        <draw:frame draw:style-name="gr9" draw:text-style-name="P5" draw:layer="layout" svg:width="1.339cm" svg:height="0.526cm" svg:x="14.71cm" svg:y="4.644cm">
          <draw:text-box>
            <text:p text:style-name="P5"><text:span text:style-name="T7">15.13</text:span></text:p>
          </draw:text-box>
        </draw:frame>
        <draw:connector draw:style-name="gr2" draw:text-style-name="P1" draw:layer="layout" draw:type="curve" svg:x1="11.352cm" svg:y1="3.88cm" svg:x2="13.197cm" svg:y2="5.16cm" draw:start-shape="id41" draw:end-shape="id35" svg:d="m11352 3880c0 1015 1845 376 1845 1280">
          <text:p/>
        </draw:connector>
        <draw:frame draw:style-name="gr9" draw:text-style-name="P5" draw:layer="layout" svg:width="1.339cm" svg:height="0.526cm" svg:x="18.111cm" svg:y="7.044cm">
          <draw:text-box>
            <text:p text:style-name="P5"><text:span text:style-name="T7">15.13.3</text:span></text:p>
          </draw:text-box>
        </draw:frame>
        <draw:connector draw:style-name="gr2" draw:text-style-name="P1" draw:layer="layout" draw:type="curve" svg:x1="13.197cm" svg:y1="5.833cm" svg:x2="12.915cm" svg:y2="6.97cm" draw:start-shape="id35" draw:start-glue-point="2" draw:end-shape="id42" draw:end-glue-point="0" svg:d="m13197 5833c0 853-282 285-282 1137">
          <text:p/>
        </draw:connector>
        <draw:connector draw:style-name="gr2" draw:text-style-name="P1" draw:layer="layout" draw:type="curve" svg:x1="13.197cm" svg:y1="5.833cm" svg:x2="16.067cm" svg:y2="6.946cm" draw:start-shape="id35" draw:start-glue-point="2" draw:end-shape="id43" draw:end-glue-point="0" svg:d="m13197 5833c0 834 2870 278 2870 1113">
          <text:p/>
        </draw:connector>
        <draw:connector draw:style-name="gr2" draw:text-style-name="P1" draw:layer="layout" draw:type="curve" svg:x1="12.915cm" svg:y1="7.508cm" svg:x2="11.236cm" svg:y2="10.523cm" draw:start-shape="id42" draw:start-glue-point="2" draw:end-shape="id38" draw:end-glue-point="0" svg:d="m12915 7508c0 2206-1679 699-1679 3015">
          <text:p/>
        </draw:connector>
        <draw:connector draw:style-name="gr2" draw:text-style-name="P1" draw:layer="layout" draw:type="curve" svg:x1="16.067cm" svg:y1="7.561cm" svg:x2="11.236cm" svg:y2="10.523cm" draw:start-shape="id43" draw:start-glue-point="2" draw:end-shape="id38" draw:end-glue-point="0" svg:d="m16067 7561c0 2166-4831 685-4831 2962">
          <text:p/>
        </draw:connector>
        <draw:frame draw:style-name="gr9" draw:text-style-name="P5" draw:layer="layout" svg:width="1.339cm" svg:height="0.526cm" svg:x="15.812cm" svg:y="11.644cm">
          <draw:text-box>
            <text:p text:style-name="P5"><text:span text:style-name="T7">15.13.5</text:span></text:p>
          </draw:text-box>
        </draw:frame>
        <draw:frame draw:style-name="gr9" draw:text-style-name="P5" draw:layer="layout" svg:width="1.339cm" svg:height="0.526cm" svg:x="19.012cm" svg:y="16.144cm">
          <draw:text-box>
            <text:p text:style-name="P5"><text:span text:style-name="T7">15.13.6</text:span></text:p>
          </draw:text-box>
        </draw:frame>
        <draw:line draw:style-name="gr3" draw:text-style-name="P1" draw:id="id37" draw:layer="layout" svg:x1="5.521cm" svg:y1="19.179cm" svg:x2="17.004cm" svg:y2="19.167cm">
          <text:p/>
        </draw:line>
        <draw:frame draw:style-name="gr10" draw:text-style-name="P5" draw:layer="layout" svg:width="3.922cm" svg:height="0.526cm" svg:x="1.602cm" svg:y="18.844cm">
          <draw:text-box>
            <text:p text:style-name="P5"><text:span text:style-name="T7">Trend forecasts</text:span></text:p>
          </draw:text-box>
        </draw:frame>
      </draw:page>
      <draw:page draw:name="page3" draw:style-name="dp1" draw:master-page-name="Default">
        <draw:custom-shape draw:style-name="gr1" draw:text-style-name="P2" draw:id="id46" draw:layer="layout" svg:width="3.062cm" svg:height="0.557cm" svg:x="9.781cm" svg:y="9.724cm">
          <text:p text:style-name="P1"><text:span text:style-name="T1">TTTTT TTGG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id="id44" draw:layer="layout" svg:x1="5.823cm" svg:y1="7.554cm" svg:x2="16.812cm" svg:y2="7.554cm">
          <text:p/>
        </draw:line>
        <draw:custom-shape draw:style-name="gr1" draw:text-style-name="P2" draw:id="id45" draw:layer="layout" svg:width="1.756cm" svg:height="0.52cm" svg:x="25.147cm" svg:y="12.965cm">
          <text:p text:style-name="P1"><text:span text:style-name="T1">NOSI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2" draw:layer="layout" svg:width="2.634cm" svg:height="0.744cm" svg:x="13.574cm" svg:y="12.57cm">
          <text:p text:style-name="P1"><text:span text:style-name="T1">dddffGf</text:span><text:span text:style-name="T2">m</text:span><text:span text:style-name="T1">f</text:span><text:span text:style-name="T2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1.693cm" svg:height="0.552cm" svg:x="13.61cm" svg:y="15.578cm">
          <text:p text:style-name="P1"><text:span text:style-name="T1">VVV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302cm" svg:height="0.635cm" svg:x="15.847cm" svg:y="15.574cm">
          <text:p text:style-name="P1"><text:span text:style-name="T1">CAV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4" draw:layer="layout" svg:width="1.582cm" svg:height="0.476cm" svg:x="13.681cm" svg:y="19.016cm">
          <text:p text:style-name="P1"><text:span text:style-name="T1">w</text:span><text:span text:style-name="T4">´</text:span><text:span text:style-name="T1">w</text:span><text:span text:style-name="T4">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5" draw:layer="layout" svg:width="2.302cm" svg:height="0.635cm" svg:x="17.147cm" svg:y="18.975cm">
          <text:p text:style-name="P1"><text:span text:style-name="T1">NS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83cm" svg:height="0.707cm" svg:x="13.467cm" svg:y="21.906cm">
          <text:p text:style-name="P1"><text:span text:style-name="T1">N</text:span><text:span text:style-name="T2">S</text:span><text:span text:style-name="T1">N</text:span><text:span text:style-name="T2">S</text:span><text:span text:style-name="T3">N</text:span><text:span text:style-name="T2">S</text:span><text:span text:style-name="T3">h</text:span><text:span text:style-name="T2">S</text:span><text:span text:style-name="T3">h</text:span><text:span text:style-name="T2">S</text:span><text:span text:style-name="T3">h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83cm" svg:height="0.733cm" svg:x="16.855cm" svg:y="21.893cm">
          <text:p text:style-name="P1"><text:span text:style-name="T1">VV</text:span><text:span text:style-name="T3">h</text:span><text:span text:style-name="T2">S</text:span><text:span text:style-name="T3">h</text:span><text:span text:style-name="T2">S</text:span><text:span text:style-name="T3">h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308cm" svg:height="0.742cm" svg:x="20.238cm" svg:y="21.871cm">
          <text:p text:style-name="P1"><text:span text:style-name="T1">N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3.922cm" svg:height="0.526cm" svg:x="1.957cm" svg:y="7.204cm">
          <draw:text-box>
            <text:p text:style-name="P5"><text:span text:style-name="T7">Trend forecasts</text:span></text:p>
          </draw:text-box>
        </draw:frame>
        <draw:frame draw:style-name="gr10" draw:text-style-name="P5" draw:layer="layout" svg:width="3.922cm" svg:height="0.526cm" svg:x="1.957cm" svg:y="17.504cm">
          <draw:text-box>
            <text:p text:style-name="P5"><text:span text:style-name="T7">Significant weather forecast </text:span></text:p>
          </draw:text-box>
        </draw:frame>
        <draw:frame draw:style-name="gr11" draw:text-style-name="P5" draw:layer="layout" svg:width="1.592cm" svg:height="0.526cm" svg:x="15.397cm" svg:y="18.963cm">
          <draw:text-box>
            <text:p text:style-name="P5"><text:span text:style-name="T7">15.14.12</text:span></text:p>
          </draw:text-box>
        </draw:frame>
        <draw:frame draw:style-name="gr11" draw:text-style-name="P5" draw:layer="layout" svg:width="1.678cm" svg:height="0.526cm" svg:x="19.697cm" svg:y="18.963cm">
          <draw:text-box>
            <text:p text:style-name="P5"><text:span text:style-name="T7">15.14.13</text:span></text:p>
          </draw:text-box>
        </draw:frame>
        <draw:connector draw:style-name="gr2" draw:text-style-name="P1" draw:layer="layout" draw:type="curve" draw:line-skew="-1.243cm" svg:x1="11.317cm" svg:y1="7.554cm" svg:x2="26.025cm" svg:y2="12.965cm" draw:start-shape="id44" draw:start-glue-point="2" draw:end-shape="id45" draw:end-glue-point="0" svg:d="m11317 7554c0 2250 14708-455 14708 5411">
          <text:p/>
        </draw:connector>
        <draw:frame draw:style-name="gr9" draw:text-style-name="P5" draw:layer="layout" svg:width="1.339cm" svg:height="0.526cm" svg:x="17.067cm" svg:y="7.304cm">
          <draw:text-box>
            <text:p text:style-name="P5"><text:span text:style-name="T7">15.14</text:span></text:p>
          </draw:text-box>
        </draw:frame>
        <draw:line draw:style-name="gr3" draw:text-style-name="P1" draw:id="id48" draw:layer="layout" svg:x1="5.824cm" svg:y1="11.678cm" svg:x2="16.987cm" svg:y2="11.571cm">
          <text:p/>
        </draw:line>
        <draw:frame draw:style-name="gr10" draw:text-style-name="P5" draw:layer="layout" svg:width="3.922cm" svg:height="0.526cm" svg:x="1.958cm" svg:y="11.404cm">
          <draw:text-box>
            <text:p text:style-name="P5"><text:span text:style-name="T7">Wind forecast</text:span></text:p>
          </draw:text-box>
        </draw:frame>
        <draw:line draw:style-name="gr3" draw:text-style-name="P1" draw:id="id49" draw:layer="layout" svg:x1="5.825cm" svg:y1="14.378cm" svg:x2="16.988cm" svg:y2="14.271cm">
          <text:p/>
        </draw:line>
        <draw:frame draw:style-name="gr10" draw:text-style-name="P5" draw:layer="layout" svg:width="3.922cm" svg:height="0.526cm" svg:x="1.959cm" svg:y="14.104cm">
          <draw:text-box>
            <text:p text:style-name="P5"><text:span text:style-name="T7">Visibility forecast</text:span></text:p>
          </draw:text-box>
        </draw:frame>
        <draw:line draw:style-name="gr3" draw:text-style-name="P1" draw:id="id50" draw:layer="layout" svg:x1="5.826cm" svg:y1="17.779cm" svg:x2="16.989cm" svg:y2="17.672cm">
          <text:p/>
        </draw:line>
        <draw:line draw:style-name="gr3" draw:text-style-name="P1" draw:id="id51" draw:layer="layout" svg:x1="5.826cm" svg:y1="21.078cm" svg:x2="16.989cm" svg:y2="20.971cm">
          <text:p/>
        </draw:line>
        <draw:frame draw:style-name="gr10" draw:text-style-name="P5" draw:layer="layout" svg:width="3.922cm" svg:height="0.526cm" svg:x="1.96cm" svg:y="20.804cm">
          <draw:text-box>
            <text:p text:style-name="P5"><text:span text:style-name="T7">Cloud forecast</text:span></text:p>
          </draw:text-box>
        </draw:frame>
        <draw:connector draw:style-name="gr2" draw:text-style-name="P1" draw:layer="layout" draw:type="curve" svg:x1="11.317cm" svg:y1="7.554cm" svg:x2="11.312cm" svg:y2="9.724cm" draw:start-shape="id44" draw:start-glue-point="0" draw:end-shape="id46" draw:end-glue-point="0" svg:d="m11317 7554c0 1683-5 598-5 2170">
          <text:p/>
        </draw:connector>
        <draw:line draw:style-name="gr3" draw:text-style-name="P1" draw:id="id47" draw:layer="layout" svg:x1="5.921cm" svg:y1="24.079cm" svg:x2="17.404cm" svg:y2="24.067cm">
          <text:p/>
        </draw:line>
        <draw:frame draw:style-name="gr10" draw:text-style-name="P5" draw:layer="layout" svg:width="3.922cm" svg:height="0.526cm" svg:x="2.002cm" svg:y="23.744cm">
          <draw:text-box>
            <text:p text:style-name="P5"><text:span text:style-name="T7">Remarks</text:span></text:p>
          </draw:text-box>
        </draw:frame>
        <draw:connector draw:style-name="gr2" draw:text-style-name="P1" draw:layer="layout" draw:type="curve" draw:line-skew="3.139cm" svg:x1="26.025cm" svg:y1="13.485cm" svg:x2="11.662cm" svg:y2="24.067cm" draw:start-shape="id45" draw:start-glue-point="2" draw:end-shape="id47" draw:end-glue-point="0" svg:d="m26025 13485c0 12589-14363 7299-14363 10582">
          <text:p/>
        </draw:connector>
        <draw:frame draw:style-name="gr9" draw:text-style-name="P5" draw:layer="layout" svg:width="1.543cm" svg:height="0.526cm" svg:x="27.068cm" svg:y="12.904cm">
          <draw:text-box>
            <text:p text:style-name="P5"><text:span text:style-name="T7">15.14.15</text:span></text:p>
          </draw:text-box>
        </draw:frame>
        <draw:connector draw:style-name="gr2" draw:text-style-name="P1" draw:layer="layout" draw:type="curve" svg:x1="11.312cm" svg:y1="10.281cm" svg:x2="11.405cm" svg:y2="11.571cm" draw:start-shape="id46" draw:start-glue-point="2" draw:end-shape="id48" svg:d="m11312 10281c0 912 93 267 93 1290">
          <text:p/>
        </draw:connector>
        <draw:connector draw:style-name="gr2" draw:text-style-name="P1" draw:layer="layout" draw:type="curve" svg:x1="11.405cm" svg:y1="11.678cm" svg:x2="11.406cm" svg:y2="14.271cm" draw:start-shape="id48" draw:start-glue-point="2" draw:end-shape="id49" draw:end-glue-point="0" svg:d="m11405 11678c0 1945 1 649 1 2593">
          <text:p/>
        </draw:connector>
        <draw:connector draw:style-name="gr2" draw:text-style-name="P1" draw:layer="layout" draw:type="curve" svg:x1="11.406cm" svg:y1="14.378cm" svg:x2="11.407cm" svg:y2="17.672cm" draw:start-shape="id49" draw:start-glue-point="2" draw:end-shape="id50" draw:end-glue-point="0" svg:d="m11406 14378c0 2470 1 824 1 3294">
          <text:p/>
        </draw:connector>
        <draw:connector draw:style-name="gr2" draw:text-style-name="P1" draw:layer="layout" draw:type="curve" svg:x1="11.407cm" svg:y1="17.779cm" svg:x2="11.407cm" svg:y2="20.971cm" draw:start-shape="id50" draw:start-glue-point="2" draw:end-shape="id51" draw:end-glue-point="0" svg:d="m11407 17779v3192">
          <text:p/>
        </draw:connector>
        <draw:connector draw:style-name="gr2" draw:text-style-name="P1" draw:layer="layout" draw:type="curve" svg:x1="11.407cm" svg:y1="21.078cm" svg:x2="11.662cm" svg:y2="24.067cm" draw:start-shape="id51" draw:start-glue-point="2" draw:end-shape="id47" draw:end-glue-point="0" svg:d="m11407 21078c0 2242 255 748 255 2989">
          <text:p/>
        </draw:connector>
        <draw:frame draw:style-name="gr11" draw:text-style-name="P5" draw:layer="layout" svg:width="1.678cm" svg:height="0.526cm" svg:x="18.297cm" svg:y="15.563cm">
          <draw:text-box>
            <text:p text:style-name="P5"><text:span text:style-name="T7">15.14.14?</text:span></text:p>
          </draw:text-box>
        </draw:frame>
        <draw:frame draw:style-name="gr11" draw:text-style-name="P5" draw:layer="layout" svg:width="1.678cm" svg:height="0.526cm" svg:x="21.797cm" svg:y="21.963cm">
          <draw:text-box>
            <text:p text:style-name="P5"><text:span text:style-name="T7">15.14.14</text:span></text:p>
          </draw:text-box>
        </draw:frame>
        <draw:connector draw:style-name="gr2" draw:text-style-name="P1" draw:layer="layout" draw:type="curve" svg:x1="11.405cm" svg:y1="11.678cm" svg:x2="14.891cm" svg:y2="12.57cm" draw:start-shape="id48" draw:start-glue-point="2" draw:end-shape="id52" draw:end-glue-point="0" svg:d="m11405 11678c0 726 3486 280 3486 892">
          <text:p/>
        </draw:connector>
        <draw:connector draw:style-name="gr2" draw:text-style-name="P1" draw:layer="layout" draw:type="curve" svg:x1="14.891cm" svg:y1="13.314cm" svg:x2="11.406cm" svg:y2="14.271cm" draw:start-shape="id52" draw:start-glue-point="2" draw:end-shape="id49" draw:end-glue-point="0" svg:d="m14891 13314c0 663-3485 185-3485 957">
          <text:p/>
        </draw:connector>
        <draw:connector draw:style-name="gr2" draw:text-style-name="P1" draw:layer="layout" draw:type="curve" svg:x1="11.406cm" svg:y1="14.378cm" svg:x2="14.456cm" svg:y2="15.578cm" draw:start-shape="id49" draw:start-glue-point="2" draw:end-shape="id53" draw:end-glue-point="0" svg:d="m11406 14378c0 957 3050 357 3050 1200">
          <text:p/>
        </draw:connector>
        <draw:connector draw:style-name="gr2" draw:text-style-name="P1" draw:layer="layout" draw:type="curve" svg:x1="11.407cm" svg:y1="17.779cm" svg:x2="14.472cm" svg:y2="19.016cm" draw:start-shape="id50" draw:start-glue-point="2" draw:end-shape="id54" draw:end-glue-point="0" svg:d="m11407 17779c0 984 3065 366 3065 1237">
          <text:p/>
        </draw:connector>
        <draw:connector draw:style-name="gr2" draw:text-style-name="P1" draw:layer="layout" draw:type="curve" svg:x1="14.456cm" svg:y1="16.13cm" svg:x2="11.407cm" svg:y2="17.672cm" draw:start-shape="id53" draw:start-glue-point="2" draw:end-shape="id50" draw:end-glue-point="0" svg:d="m14456 16130c0 1101-3049 330-3049 1542">
          <text:p/>
        </draw:connector>
        <draw:connector draw:style-name="gr2" draw:text-style-name="P1" draw:layer="layout" draw:type="curve" svg:x1="14.472cm" svg:y1="19.492cm" svg:x2="11.407cm" svg:y2="20.971cm" draw:start-shape="id54" draw:start-glue-point="2" draw:end-shape="id51" draw:end-glue-point="0" svg:d="m14472 19492c0 1054-3065 315-3065 1479">
          <text:p/>
        </draw:connector>
        <draw:connector draw:style-name="gr2" draw:text-style-name="P1" draw:layer="layout" draw:type="curve" svg:x1="11.407cm" svg:y1="17.779cm" svg:x2="18.298cm" svg:y2="18.975cm" draw:start-shape="id50" draw:start-glue-point="2" draw:end-shape="id55" draw:end-glue-point="0" svg:d="m11407 17779c0 952 6891 355 6891 1196">
          <text:p/>
        </draw:connector>
        <draw:connector draw:style-name="gr2" draw:text-style-name="P1" draw:layer="layout" draw:type="curve" svg:x1="18.298cm" svg:y1="19.61cm" svg:x2="11.407cm" svg:y2="20.971cm" draw:start-shape="id55" draw:start-glue-point="2" draw:end-shape="id51" draw:end-glue-point="0" svg:d="m18298 19610c0 964-6891 284-6891 13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 Yates</meta:initial-creator>
    <meta:creation-date>2010-02-12T21:43:51</meta:creation-date>
    <dc:date>2010-02-13T16:45:07</dc:date>
    <dc:creator>Joe Yates</dc:creator>
    <meta:editing-duration>PT06H47M20S</meta:editing-duration>
    <meta:editing-cycles>252</meta:editing-cycles>
    <meta:generator>OpenOffice.org/3.1$Linux OpenOffice.org_project/310m19$Build-9420</meta:generator>
    <meta:document-statistic meta:object-count="188"/>
  </office:meta>
</office:document-meta>
</file>